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1" text:anchor-type="as-char" svg:y="-0.379cm" svg:width="4.96cm" svg:height="0.47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as-char" svg:y="-0.379cm" svg:width="5.812cm" svg:height="0.47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ct3" text:anchor-type="as-char" svg:y="-0.379cm" svg:width="4.221cm" svg:height="0.47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ct4" text:anchor-type="as-char" svg:y="-0.379cm" svg:width="5.741cm" svg:height="0.47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draw:frame draw:style-name="fr1" draw:name="Object5" text:anchor-type="as-char" svg:y="-0.379cm" svg:width="5.405cm" svg:height="0.47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<draw:frame draw:style-name="fr1" draw:name="Object6" text:anchor-type="as-char" svg:y="-0.379cm" svg:width="6.694cm" svg:height="0.47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1" draw:name="Object7" text:anchor-type="as-char" svg:y="-0.379cm" svg:width="5.3cm" svg:height="0.471cm" draw:z-index="6"><draw:object xlink:href="./Object 7" xlink:type="simple" xlink:show="embed" xlink:actuate="onLoad"/><draw:image xlink:href="./ObjectReplacements/Object 7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0:54:31.597436364</meta:creation-date>
    <dc:date>2024-10-28T11:03:34.610214876</dc:date>
    <meta:editing-duration>PT9M4S</meta:editing-duration>
    <meta:editing-cycles>1</meta:editing-cycles>
    <meta:document-statistic meta:table-count="0" meta:image-count="0" meta:object-count="7" meta:page-count="1" meta:paragraph-count="7" meta:word-count="0" meta:character-count="0" meta:non-whitespace-character-count="0"/>
    <meta:generator>LibreOffice/24.2.6.2$Linux_X86_64 LibreOffice_project/420$Build-2</meta:generator>
  </office:meta>
</office:document-meta>
</file>

<file path=Object 1/content.xml><?xml version="1.0" encoding="utf-8"?>
<math xmlns="http://www.w3.org/1998/Math/MathML" display="block">
  <semantics>
    <mrow>
      <mi mathvariant="italic">MIDDEN</mi>
      <mo stretchy="false">=</mo>
      <mrow>
        <mrow>
          <mover accent="true">
            <mi>A</mi>
            <mo>¯</mo>
          </mover>
          <mo stretchy="false">⋅</mo>
          <mi>B</mi>
        </mrow>
        <mo stretchy="false">+</mo>
        <mrow>
          <mi>A</mi>
          <mo stretchy="false">⋅</mo>
          <mover accent="true">
            <mi>B</mi>
            <mo>¯</mo>
          </mover>
        </mrow>
        <mo stretchy="false">+</mo>
        <mrow>
          <mi>A</mi>
          <mo stretchy="false">⋅</mo>
          <mover accent="true">
            <mi>C</mi>
            <mo>¯</mo>
          </mover>
        </mrow>
      </mrow>
    </mrow>
    <annotation encoding="StarMath 5.0">MIDDEN = overline A cdot B + A cdot overline B + A cdot overline C</annotation>
  </semantics>
</math>
</file>

<file path=Object 2/content.xml><?xml version="1.0" encoding="utf-8"?>
<math xmlns="http://www.w3.org/1998/Math/MathML" display="block">
  <semantics>
    <mrow>
      <mi mathvariant="italic">LINKSBOVEN</mi>
      <mo stretchy="false">=</mo>
      <mrow>
        <mrow>
          <mover accent="true">
            <mi>B</mi>
            <mo>¯</mo>
          </mover>
          <mo stretchy="false">⋅</mo>
          <mover accent="true">
            <mi>C</mi>
            <mo>¯</mo>
          </mover>
        </mrow>
        <mo stretchy="false">+</mo>
        <mrow>
          <mi>A</mi>
          <mo stretchy="false">⋅</mo>
          <mover accent="true">
            <mi>B</mi>
            <mo>¯</mo>
          </mover>
        </mrow>
        <mo stretchy="false">+</mo>
        <mrow>
          <mi>A</mi>
          <mo stretchy="false">⋅</mo>
          <mover accent="true">
            <mi>C</mi>
            <mo>¯</mo>
          </mover>
        </mrow>
      </mrow>
    </mrow>
    <annotation encoding="StarMath 5.0">LINKSBOVEN = overline B cdot overline C + A cdot overline B + A cdot overline C</annotation>
  </semantics>
</math>
</file>

<file path=Object 3/content.xml><?xml version="1.0" encoding="utf-8"?>
<math xmlns="http://www.w3.org/1998/Math/MathML" display="block">
  <semantics>
    <mrow>
      <mi mathvariant="italic">BOVEN</mi>
      <mo stretchy="false">=</mo>
      <mrow>
        <mrow>
          <mover accent="true">
            <mi>A</mi>
            <mo>¯</mo>
          </mover>
          <mo stretchy="false">⋅</mo>
          <mover accent="true">
            <mi>C</mi>
            <mo>¯</mo>
          </mover>
        </mrow>
        <mo stretchy="false">+</mo>
        <mi>B</mi>
        <mo stretchy="false">+</mo>
        <mrow>
          <mi>A</mi>
          <mo stretchy="false">⋅</mo>
          <mi>C</mi>
        </mrow>
      </mrow>
    </mrow>
    <annotation encoding="StarMath 5.0">BOVEN = overline A cdot overline C + B + A cdot C</annotation>
  </semantics>
</math>
</file>

<file path=Object 4/content.xml><?xml version="1.0" encoding="utf-8"?>
<math xmlns="http://www.w3.org/1998/Math/MathML" display="block">
  <semantics>
    <mrow>
      <mi mathvariant="italic">RECHTSBOVEN</mi>
      <mo stretchy="false">=</mo>
      <mrow>
        <mover accent="true">
          <mi>A</mi>
          <mo>¯</mo>
        </mover>
        <mo stretchy="false">+</mo>
        <mrow>
          <mover accent="true">
            <mi>B</mi>
            <mo>¯</mo>
          </mover>
          <mo stretchy="false">⋅</mo>
          <mover accent="true">
            <mi>C</mi>
            <mo>¯</mo>
          </mover>
        </mrow>
        <mo stretchy="false">+</mo>
        <mrow>
          <mi>B</mi>
          <mo stretchy="false">⋅</mo>
          <mi>C</mi>
        </mrow>
      </mrow>
    </mrow>
    <annotation encoding="StarMath 5.0">RECHTSBOVEN = overline A + overline B cdot overline C + B cdot C</annotation>
  </semantics>
</math>
</file>

<file path=Object 5/content.xml><?xml version="1.0" encoding="utf-8"?>
<math xmlns="http://www.w3.org/1998/Math/MathML" display="block">
  <semantics>
    <mrow>
      <mi mathvariant="italic">RECHTSBENEDEN</mi>
      <mo stretchy="false">=</mo>
      <mrow>
        <mover accent="true">
          <mi>B</mi>
          <mo>¯</mo>
        </mover>
        <mo stretchy="false">+</mo>
        <mi>C</mi>
        <mo stretchy="false">+</mo>
        <mi>A</mi>
      </mrow>
    </mrow>
    <annotation encoding="StarMath 5.0">RECHTSBENEDEN = overline B + C + A</annotation>
  </semantics>
</math>
</file>

<file path=Object 6/content.xml><?xml version="1.0" encoding="utf-8"?>
<math xmlns="http://www.w3.org/1998/Math/MathML" display="block">
  <semantics>
    <mrow>
      <mi mathvariant="italic">BENEDEN</mi>
      <mo stretchy="false">=</mo>
      <mrow>
        <mrow>
          <mover accent="true">
            <mi>A</mi>
            <mo>¯</mo>
          </mover>
          <mo stretchy="false">⋅</mo>
          <mover accent="true">
            <mi>C</mi>
            <mo>¯</mo>
          </mover>
        </mrow>
        <mo stretchy="false">+</mo>
        <mrow>
          <mover accent="true">
            <mi>A</mi>
            <mo>¯</mo>
          </mover>
          <mo stretchy="false">⋅</mo>
          <mi>B</mi>
        </mrow>
        <mo stretchy="false">+</mo>
        <mrow>
          <mi>B</mi>
          <mo stretchy="false">⋅</mo>
          <mover accent="true">
            <mi>C</mi>
            <mo>¯</mo>
          </mover>
        </mrow>
        <mo stretchy="false">+</mo>
        <mrow>
          <mi>A</mi>
          <mo stretchy="false">⋅</mo>
          <mover accent="true">
            <mi>B</mi>
            <mo>¯</mo>
          </mover>
          <mo stretchy="false">⋅</mo>
          <mi>C</mi>
        </mrow>
      </mrow>
    </mrow>
    <annotation encoding="StarMath 5.0">BENEDEN = overline A cdot overline C + overline A cdot B + B cdot overline C + A cdot overline B cdot C</annotation>
  </semantics>
</math>
</file>

<file path=Object 7/content.xml><?xml version="1.0" encoding="utf-8"?>
<math xmlns="http://www.w3.org/1998/Math/MathML" display="block">
  <semantics>
    <mrow>
      <mi mathvariant="italic">LINKSBENEDEN</mi>
      <mo stretchy="false">=</mo>
      <mrow>
        <mrow>
          <mover accent="true">
            <mi>A</mi>
            <mo>¯</mo>
          </mover>
          <mo stretchy="false">⋅</mo>
          <mover accent="true">
            <mi>C</mi>
            <mo>¯</mo>
          </mover>
        </mrow>
        <mo stretchy="false">+</mo>
        <mrow>
          <mi>B</mi>
          <mo stretchy="false">⋅</mo>
          <mover accent="true">
            <mi>C</mi>
            <mo>¯</mo>
          </mover>
        </mrow>
      </mrow>
    </mrow>
    <annotation encoding="StarMath 5.0">LINKSBENEDEN = overline A cdot overline C + B cdot overline C</annotation>
  </semantics>
</math>
</file>